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oa1" style:family="table">
      <style:table-properties style:width="16.993cm" table:align="left"/>
    </style:style>
    <style:style style:name="Táboa1.A" style:family="table-column">
      <style:table-column-properties style:column-width="0.691cm"/>
    </style:style>
    <style:style style:name="Táboa1.B" style:family="table-column">
      <style:table-column-properties style:column-width="14.552cm"/>
    </style:style>
    <style:style style:name="Táboa1.C" style:family="table-column">
      <style:table-column-properties style:column-width="0.875cm"/>
    </style:style>
    <style:style style:name="Táboa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oa1.D1" style:family="table-cell">
      <style:table-cell-properties fo:padding="0.097cm" fo:border="0.05pt solid #000000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b34" officeooo:paragraph-rsid="001feb34"/>
    </style:style>
    <style:style style:name="P2" style:family="paragraph" style:parent-style-name="Standard">
      <style:paragraph-properties>
        <style:tab-stops>
          <style:tab-stop style:position="1.466cm"/>
        </style:tab-stops>
      </style:paragraph-properties>
      <style:text-properties officeooo:rsid="001feb34" officeooo:paragraph-rsid="001feb34"/>
    </style:style>
    <style:style style:name="P3" style:family="paragraph" style:parent-style-name="Table_20_Contents">
      <style:text-properties officeooo:rsid="001feb34" officeooo:paragraph-rsid="001feb34"/>
    </style:style>
    <style:style style:name="P4" style:family="paragraph" style:parent-style-name="Standard">
      <style:text-properties officeooo:rsid="0022241e" officeooo:paragraph-rsid="0022241e"/>
    </style:style>
    <style:style style:name="P5" style:family="paragraph" style:parent-style-name="Standard">
      <style:text-properties officeooo:rsid="0022241e" officeooo:paragraph-rsid="00227699"/>
    </style:style>
    <style:style style:name="P6" style:family="paragraph" style:parent-style-name="Standard">
      <style:text-properties fo:font-weight="bold" officeooo:rsid="0022241e" officeooo:paragraph-rsid="00227699" style:font-weight-asian="bold" style:font-weight-complex="bold"/>
    </style:style>
    <style:style style:name="P7" style:family="paragraph" style:parent-style-name="Table_20_Contents">
      <style:text-properties fo:font-weight="bold" officeooo:rsid="001feb34" officeooo:paragraph-rsid="001feb34" style:font-weight-asian="bold" style:font-weight-complex="bold"/>
    </style:style>
    <style:style style:name="P8" style:family="paragraph" style:parent-style-name="Table_20_Contents">
      <style:text-properties fo:font-weight="bold" officeooo:rsid="0021f597" officeooo:paragraph-rsid="0021f597" style:font-weight-asian="bold" style:font-weight-complex="bold"/>
    </style:style>
    <style:style style:name="P9" style:family="paragraph" style:parent-style-name="Table_20_Contents">
      <style:text-properties fo:font-weight="bold" officeooo:rsid="0022241e" officeooo:paragraph-rsid="0022241e" style:font-weight-asian="bold" style:font-weight-complex="bold"/>
    </style:style>
    <style:style style:name="P10" style:family="paragraph" style:parent-style-name="Table_20_Contents">
      <style:text-properties fo:font-weight="bold" officeooo:rsid="00227699" officeooo:paragraph-rsid="00227699" style:font-weight-asian="bold" style:font-weight-complex="bold"/>
    </style:style>
    <style:style style:name="P11" style:family="paragraph" style:parent-style-name="Table_20_Contents">
      <style:text-properties fo:font-weight="bold" officeooo:rsid="00232bac" officeooo:paragraph-rsid="00232bac" style:font-weight-asian="bold" style:font-weight-complex="bold"/>
    </style:style>
    <style:style style:name="P12" style:family="paragraph" style:parent-style-name="Table_20_Contents">
      <style:text-properties officeooo:rsid="001feb34" officeooo:paragraph-rsid="001feb34"/>
    </style:style>
    <style:style style:name="P13" style:family="paragraph" style:parent-style-name="Table_20_Contents">
      <style:text-properties officeooo:rsid="001feb34" officeooo:paragraph-rsid="001ffbc2"/>
    </style:style>
    <style:style style:name="P14" style:family="paragraph" style:parent-style-name="Table_20_Contents">
      <style:text-properties officeooo:rsid="0021f597" officeooo:paragraph-rsid="0021f597"/>
    </style:style>
    <style:style style:name="P15" style:family="paragraph" style:parent-style-name="Table_20_Contents">
      <style:text-properties officeooo:rsid="0022241e" officeooo:paragraph-rsid="0022241e"/>
    </style:style>
    <style:style style:name="P16" style:family="paragraph" style:parent-style-name="Table_20_Contents">
      <style:text-properties officeooo:rsid="0022241e" officeooo:paragraph-rsid="00227699"/>
    </style:style>
    <style:style style:name="P17" style:family="paragraph" style:parent-style-name="Table_20_Contents">
      <style:text-properties officeooo:rsid="00227699" officeooo:paragraph-rsid="00227699"/>
    </style:style>
    <style:style style:name="P18" style:family="paragraph" style:parent-style-name="Table_20_Contents">
      <style:text-properties fo:font-size="10pt" officeooo:rsid="0023ec18" officeooo:paragraph-rsid="0023ec18" style:font-size-asian="10pt" style:font-size-complex="10pt"/>
    </style:style>
    <style:style style:name="T1" style:family="text">
      <style:text-properties officeooo:rsid="001ffb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bc2" style:font-weight-asian="bold" style:font-weight-complex="bold"/>
    </style:style>
    <style:style style:name="T4" style:family="text">
      <style:text-properties officeooo:rsid="002276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áboa1" table:style-name="Táboa1">
        <table:table-column table:style-name="Táboa1.A"/>
        <table:table-column table:style-name="Táboa1.B"/>
        <table:table-column table:style-name="Táboa1.C" table:number-columns-repeated="2"/>
        <table:table-row>
          <table:table-cell table:style-name="Táboa1.A1" table:number-columns-spanned="2" office:value-type="string">
            <text:p text:style-name="P11">Presentación da información</text:p>
          </table:table-cell>
          <table:covered-table-cell/>
          <table:table-cell table:style-name="Táboa1.A1" office:value-type="string">
            <text:p text:style-name="P18">Si </text:p>
          </table:table-cell>
          <table:table-cell table:style-name="Táboa1.D1" office:value-type="string">
            <text:p text:style-name="P18">Non</text:p>
          </table:table-cell>
        </table:table-row>
        <table:table-row>
          <table:table-cell table:style-name="Táboa1.A2" office:value-type="string">
            <text:p text:style-name="P7"/>
          </table:table-cell>
          <table:table-cell table:style-name="Táboa1.A2" office:value-type="string">
            <text:p text:style-name="P7">Organización <text:span text:style-name="T1">e</text:span> distribución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1</text:p>
          </table:table-cell>
          <table:table-cell table:style-name="Táboa1.A2" office:value-type="string">
            <text:p text:style-name="P3">Se <text:span text:style-name="T1">distribúe</text:span> a información seg<text:span text:style-name="T1">u</text:span>n<text:span text:style-name="T1">do</text:span> estereotipos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2</text:p>
          </table:table-cell>
          <table:table-cell table:style-name="Táboa1.A2" office:value-type="string">
            <text:p text:style-name="P3"><text:span text:style-name="T1">A</text:span> información relacionada está agrupada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3</text:p>
          </table:table-cell>
          <table:table-cell table:style-name="Táboa1.A2" office:value-type="string">
            <text:p text:style-name="P3"><text:span text:style-name="T1">O</text:span> número de zoas sensibles <text:span text:style-name="T1">é</text:span> menor que 8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7">Color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4</text:p>
          </table:table-cell>
          <table:table-cell table:style-name="Táboa1.A2" office:value-type="string">
            <text:p text:style-name="P3"><text:span text:style-name="T1">O</text:span> color <text:span text:style-name="T1">é</text:span> usado funcionalmente (resaltar, agrupar, informar)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5</text:p>
          </table:table-cell>
          <table:table-cell table:style-name="Táboa1.A2" office:value-type="string">
            <text:p text:style-name="P3"><text:s/><text:span text:style-name="T1">A súa </text:span>función <text:span text:style-name="T1">é</text:span> reforzada por o<text:span text:style-name="T1">u</text:span>tros recursos comunicativos .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6</text:p>
          </table:table-cell>
          <table:table-cell table:style-name="Táboa1.A2" office:value-type="string">
            <text:p text:style-name="P3"><text:span text:style-name="T1">Utilízase</text:span> de ac<text:span text:style-name="T1">o</text:span>rdo a connotaci<text:span text:style-name="T1">ó</text:span>ns cultura<text:span text:style-name="T1">i</text:span>s <text:span text:style-name="T1">e</text:span> estereotipos .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7</text:p>
          </table:table-cell>
          <table:table-cell table:style-name="Táboa1.A2" office:value-type="string">
            <text:p text:style-name="P3"><text:span text:style-name="T1">O</text:span> contraste figura – fondo permite le<text:span text:style-name="T1">x</text:span>ibilidad<text:span text:style-name="T1">e</text:span> <text:span text:style-name="T1">e</text:span> evita <text:span text:style-name="T1">cansazo</text:span> visual.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7">Texto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8</text:p>
          </table:table-cell>
          <table:table-cell table:style-name="Táboa1.A2" office:value-type="string">
            <text:p text:style-name="P3">Se utiliza tahoma o<text:span text:style-name="T1">u</text:span> Sans Serif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9</text:p>
          </table:table-cell>
          <table:table-cell table:style-name="Táboa1.A2" office:value-type="string">
            <text:p text:style-name="P3">S<text:span text:style-name="T1">e</text:span>u tamaño mínimo <text:span text:style-name="T1">é</text:span> le<text:span text:style-name="T1">x</text:span>ible nas condici<text:span text:style-name="T1">ó</text:span>ns habitua<text:span text:style-name="T1">i</text:span>s de uso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10</text:p>
          </table:table-cell>
          <table:table-cell table:style-name="Táboa1.A2" office:value-type="string">
            <text:p text:style-name="P3">Se utilizan recursos distintos a cursiva o negri<text:span text:style-name="T1">ña</text:span> para <text:span text:style-name="T1">x</text:span>erarquizar información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/>
          </table:table-cell>
          <table:table-cell table:style-name="Táboa1.A2" office:value-type="string">
            <text:p text:style-name="P3"><text:span text:style-name="T2">Información d</text:span><text:span text:style-name="T3">o</text:span><text:span text:style-name="T2"> estado d</text:span><text:span text:style-name="T3">o </text:span><text:span text:style-name="T2">sistema </text:span>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11</text:p>
          </table:table-cell>
          <table:table-cell table:style-name="Táboa1.A2" office:value-type="string">
            <text:p text:style-name="P3"><text:s/>Ha<text:span text:style-name="T1">i</text:span> indicadores d<text:span text:style-name="T1">o</text:span> normal funcionamento d<text:span text:style-name="T1">o</text:span> sistema.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12</text:p>
          </table:table-cell>
          <table:table-cell table:style-name="Táboa1.A2" office:value-type="string">
            <text:p text:style-name="P3"><text:span text:style-name="T1">O</text:span> sistema indica cando un proced<text:span text:style-name="T1">e</text:span>mento o<text:span text:style-name="T1">u</text:span> secuencia se complet<text:span text:style-name="T1">ou</text:span>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13</text:p>
          </table:table-cell>
          <table:table-cell table:style-name="Táboa1.A2" office:value-type="string">
            <text:p text:style-name="P3"><text:span text:style-name="T1">O</text:span> sistema indica canto demorará un proceso ma<text:span text:style-name="T1">i</text:span>or a 3 segundos.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3"><text:span text:style-name="T2">Iconos </text:span>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3">13</text:p>
          </table:table-cell>
          <table:table-cell table:style-name="Táboa1.A2" office:value-type="string">
            <text:p text:style-name="P3"><text:s/><text:span text:style-name="T1">A</text:span> metáfora el<text:span text:style-name="T1">ix</text:span>ida asocia<text:span text:style-name="T1">se</text:span> <text:span text:style-name="T1">a</text:span> mensa<text:span text:style-name="T1">x</text:span>e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3">14 </text:p>
          </table:table-cell>
          <table:table-cell table:style-name="Táboa1.A2" office:value-type="string">
            <text:p text:style-name="P13"><text:span text:style-name="T1">O</text:span>s recursos gráficos el<text:span text:style-name="T1">ix</text:span>idos logran transmitir <text:span text:style-name="T1">a</text:span> mensa<text:span text:style-name="T1">x</text:span>e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3">15 </text:p>
          </table:table-cell>
          <table:table-cell table:style-name="Táboa1.A2" office:value-type="string">
            <text:p text:style-name="P13"><text:span text:style-name="T1">O</text:span> signo <text:span text:style-name="T1">é</text:span> visible <text:span text:style-name="T1">e</text:span> le<text:span text:style-name="T1">x</text:span>ible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3">16</text:p>
          </table:table-cell>
          <table:table-cell table:style-name="Táboa1.A2" office:value-type="string">
            <text:p text:style-name="P13"><text:s/><text:span text:style-name="T1">O</text:span>s íconos están formalmente coordinados nun sistema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3">17</text:p>
          </table:table-cell>
          <table:table-cell table:style-name="Táboa1.A2" office:value-type="string">
            <text:p text:style-name="P13"><text:s/><text:span text:style-name="T1">A</text:span> redundancia verbal ref<text:span text:style-name="T1">o</text:span>rza a mensa<text:span text:style-name="T1">x</text:span>e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3"/>
          </table:table-cell>
          <table:table-cell table:style-name="Táboa1.A2" office:value-type="string">
            <text:p text:style-name="P8">Punteiro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18</text:p>
          </table:table-cell>
          <table:table-cell table:style-name="Táboa1.A2" office:value-type="string">
            <text:p text:style-name="P14">Utilízase o punteiro para proporcionar feedback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19</text:p>
          </table:table-cell>
          <table:table-cell table:style-name="Táboa1.A2" office:value-type="string">
            <text:p text:style-name="P14">O “Hot Spot ” do punteiro é intuitivo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20</text:p>
          </table:table-cell>
          <table:table-cell table:style-name="Táboa1.A2" office:value-type="string">
            <text:p text:style-name="P14">O punteiro non dificulta a visibilidade dos demais elementos da interface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table:number-columns-spanned="2" office:value-type="string">
            <text:p text:style-name="P11">Interacción - Ingreso de datos</text:p>
          </table:table-cell>
          <table:covered-table-cell/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8">Carga mental del usuario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21</text:p>
          </table:table-cell>
          <table:table-cell table:style-name="Táboa1.A2" office:value-type="string">
            <text:p text:style-name="P14">Si se ingresan códigos, estes teñen mais de 5 caracteres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22</text:p>
          </table:table-cell>
          <table:table-cell table:style-name="Táboa1.A2" office:value-type="string">
            <text:p text:style-name="P14">Si se ingresan códigos máis longos, estes se particionan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23</text:p>
          </table:table-cell>
          <table:table-cell table:style-name="Táboa1.A2" office:value-type="string">
            <text:p text:style-name="P14">O sistema non diferencia entre maiúsculas e minúsculas</text:p>
            <text:p text:style-name="P14"/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4"><text:span text:style-name="T2">Flexibilidade e eficiencia de uso</text:span>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24</text:p>
          </table:table-cell>
          <table:table-cell table:style-name="Táboa1.A2" office:value-type="string">
            <text:p text:style-name="P14">O ingreso non require de dobre tecleo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25</text:p>
          </table:table-cell>
          <table:table-cell table:style-name="Táboa1.A2" office:value-type="string">
            <text:p text:style-name="P14">O paso dun campo a outro é automático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ext:soft-page-break/>
        <table:table-row>
          <table:table-cell table:style-name="Táboa1.A2" office:value-type="string">
            <text:p text:style-name="P14">26</text:p>
          </table:table-cell>
          <table:table-cell table:style-name="Táboa1.A2" office:value-type="string">
            <text:p text:style-name="P14">Si a entrada de datos inclúe unha unidade, está incorporada á etiqueta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27</text:p>
          </table:table-cell>
          <table:table-cell table:style-name="Táboa1.A2" office:value-type="string">
            <text:p text:style-name="P14">Hai unha entrada por defecto para os campos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28</text:p>
          </table:table-cell>
          <table:table-cell table:style-name="Táboa1.A2" office:value-type="string">
            <text:p text:style-name="P14">Se hai entradas por defecto, permítese cambiala si é necesario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29</text:p>
          </table:table-cell>
          <table:table-cell table:style-name="Táboa1.A2" office:value-type="string">
            <text:p text:style-name="P14">O cursor sitúase no lugar adecuado para iniciar a carga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30</text:p>
          </table:table-cell>
          <table:table-cell table:style-name="Táboa1.A2" office:value-type="string">
            <text:p text:style-name="P14">Se pode realizar a carga en calquera orden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4">31</text:p>
          </table:table-cell>
          <table:table-cell table:style-name="Táboa1.A2" office:value-type="string">
            <text:p text:style-name="P14">O usuario dispón da función ESCAPE.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table:number-columns-spanned="2" office:value-type="string">
            <text:p text:style-name="P11">Iteración por menús</text:p>
          </table:table-cell>
          <table:covered-table-cell/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5"><text:span text:style-name="T2">Flexibilidade e eficiencia de uso</text:span>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32</text:p>
          </table:table-cell>
          <table:table-cell table:style-name="Táboa1.A2" office:value-type="string">
            <text:p text:style-name="P15">Os atallos invócanse segundo estándares. (atallos &lt;CTRL + ALFANUMÉRICO&gt;)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33</text:p>
          </table:table-cell>
          <table:table-cell table:style-name="Táboa1.A2" office:value-type="string">
            <text:p text:style-name="P15">As acciones opostas ou complementarias fanse con (CTRL + SHIFT+ ALFANUMÉRICO)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34</text:p>
          </table:table-cell>
          <table:table-cell table:style-name="Táboa1.A2" office:value-type="string">
            <text:p text:style-name="P15">Teclas de acceso (ALT + ALFANUMÉRICO). Están indicadas visualmente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35</text:p>
          </table:table-cell>
          <table:table-cell table:style-name="Táboa1.A2" office:value-type="string">
            <text:p text:style-name="P15">Teclas de acceso (ALT + ALFANUMÉRICO). Son a primeira ou segunda letra da etiqueta, letra significativa ou de base ancha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9">Carga mental do usuario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36</text:p>
          </table:table-cell>
          <table:table-cell table:style-name="Táboa1.A2" office:value-type="string">
            <text:p text:style-name="P15">A extensión do menú é menor que 8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37</text:p>
          </table:table-cell>
          <table:table-cell table:style-name="Táboa1.A2" office:value-type="string">
            <text:p text:style-name="P15">A profundidade da estrutura xerárquica é menor que 3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38</text:p>
          </table:table-cell>
          <table:table-cell table:style-name="Táboa1.A2" office:value-type="string">
            <text:p text:style-name="P15">é posible regresar o nivel máis alto da estrutura con unha acción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table:number-columns-spanned="2" office:value-type="string">
            <text:p text:style-name="P11">Xestión de erros</text:p>
          </table:table-cell>
          <table:covered-table-cell/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9">Prevención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39</text:p>
          </table:table-cell>
          <table:table-cell table:style-name="Táboa1.A2" office:value-type="string">
            <text:p text:style-name="P15">Requírese confirmación do usuario antes dunha acción destrutiva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40</text:p>
          </table:table-cell>
          <table:table-cell table:style-name="Táboa1.A2" office:value-type="string">
            <text:p text:style-name="P15">Advírtese os usuarios das posibles consecuencias dunha acción destrutiva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5">41</text:p>
          </table:table-cell>
          <table:table-cell table:style-name="Táboa1.A2" office:value-type="string">
            <text:p text:style-name="P15">As accións potencialmente destrutivas realízanse en máis dun paso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42</text:p>
          </table:table-cell>
          <table:table-cell table:style-name="Táboa1.A2" office:value-type="string">
            <text:p text:style-name="P4">Ha<text:span text:style-name="T4">i</text:span> mecanismos de validación das entradas 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6">Reco<text:span text:style-name="T4">ñe</text:span>c<text:span text:style-name="T4">e</text:span>mento, diagnóstico <text:span text:style-name="T4">e</text:span> recuperación dos erros.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43</text:p>
          </table:table-cell>
          <table:table-cell table:style-name="Táboa1.A2" office:value-type="string">
            <text:p text:style-name="P16"><text:span text:style-name="T4">O</text:span> usuario <text:span text:style-name="T4">dispón</text:span> da función DES<text:span text:style-name="T4">F</text:span>ACER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44</text:p>
          </table:table-cell>
          <table:table-cell table:style-name="Táboa1.A2" office:value-type="string">
            <text:p text:style-name="P16"><text:span text:style-name="T4">A</text:span>s mensa<text:span text:style-name="T4">x</text:span>es de erro comezan indicando cal <text:span text:style-name="T4">é o</text:span> erro, <text:span text:style-name="T4">e</text:span> como p<text:span text:style-name="T4">o</text:span>de solucionarse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45</text:p>
          </table:table-cell>
          <table:table-cell table:style-name="Táboa1.A2" office:value-type="string">
            <text:p text:style-name="P5"><text:span text:style-name="T4">A</text:span>s mensa<text:span text:style-name="T4">x</text:span>es de erro te<text:span text:style-name="T4">ñ</text:span>en do<text:span text:style-name="T4">u</text:span>s nive<text:span text:style-name="T4">i</text:span>s, un para <text:span text:style-name="T4">o</text:span> usuario <text:span text:style-name="T4">e</text:span> o<text:span text:style-name="T4">u</text:span>tro opcional má<text:span text:style-name="T4">i</text:span>s</text:p>
            <text:p text:style-name="P16">detallado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46</text:p>
          </table:table-cell>
          <table:table-cell table:style-name="Táboa1.A2" office:value-type="string">
            <text:p text:style-name="P16">Ha<text:span text:style-name="T4">i</text:span> mecanismos de corrección de datos má<text:span text:style-name="T4">i</text:span>s frecuentemente erróneos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table:number-columns-spanned="2" office:value-type="string">
            <text:p text:style-name="P10">Axuda e documentación</text:p>
          </table:table-cell>
          <table:covered-table-cell/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0">Xeral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47</text:p>
          </table:table-cell>
          <table:table-cell table:style-name="Táboa1.A2" office:value-type="string">
            <text:p text:style-name="P17">O sistema incorpora documentación de axuda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48</text:p>
          </table:table-cell>
          <table:table-cell table:style-name="Táboa1.A2" office:value-type="string">
            <text:p text:style-name="P17"><text:s/>A axuda se invoca segundo estándares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49</text:p>
          </table:table-cell>
          <table:table-cell table:style-name="Táboa1.A2" office:value-type="string">
            <text:p text:style-name="P17">Pódese acceder o sistema de axuda en calquera momento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50</text:p>
          </table:table-cell>
          <table:table-cell table:style-name="Táboa1.A2" office:value-type="string">
            <text:p text:style-name="P17">A axuda está dividida en ó menos dous niveis de complexidade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51</text:p>
          </table:table-cell>
          <table:table-cell table:style-name="Táboa1.A2" office:value-type="string">
            <text:p text:style-name="P17">Incorporase na axuda un listado de erros xunto a unha explicación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/>
          </table:table-cell>
          <table:table-cell table:style-name="Táboa1.A2" office:value-type="string">
            <text:p text:style-name="P17"><text:span text:style-name="T2">Redacción clara e concisa</text:span>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ext:soft-page-break/>
        <table:table-row>
          <table:table-cell table:style-name="Táboa1.A2" office:value-type="string">
            <text:p text:style-name="P17">52</text:p>
          </table:table-cell>
          <table:table-cell table:style-name="Táboa1.A2" office:value-type="string">
            <text:p text:style-name="P17">A idea da oración esta o comezo da mesma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53</text:p>
          </table:table-cell>
          <table:table-cell table:style-name="Táboa1.A2" office:value-type="string">
            <text:p text:style-name="P17">As oracións son curtas, e de estrutura simple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54</text:p>
          </table:table-cell>
          <table:table-cell table:style-name="Táboa1.A2" office:value-type="string">
            <text:p text:style-name="P17">As oracións son afirmativas en lugar de negativas. Evítase a voz pasiva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table:number-columns-spanned="2" office:value-type="string">
            <text:p text:style-name="P10">Consistencia</text:p>
          </table:table-cell>
          <table:covered-table-cell/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0">Presentación de la información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55</text:p>
          </table:table-cell>
          <table:table-cell table:style-name="Táboa1.A2" office:value-type="string">
            <text:p text:style-name="P17">O uso do color é consistente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56</text:p>
          </table:table-cell>
          <table:table-cell table:style-name="Táboa1.A2" office:value-type="string">
            <text:p text:style-name="P17">A distribución da información é consistente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57</text:p>
          </table:table-cell>
          <table:table-cell table:style-name="Táboa1.A2" office:value-type="string">
            <text:p text:style-name="P17">Hai consistencia entre a aplicación e o sistema operativo.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0">Interacción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7">58</text:p>
          </table:table-cell>
          <table:table-cell table:style-name="Táboa1.A2" office:value-type="string">
            <text:p text:style-name="P17">Hai relación entre o esperado polo usuario e os resultados das accións.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2">5<text:span text:style-name="T4">9</text:span></text:p>
          </table:table-cell>
          <table:table-cell table:style-name="Táboa1.A2" office:value-type="string">
            <text:p text:style-name="P1"><text:s/>O comportamento dos elementos da interface é consistente.</text:p>
          </table:table-cell>
          <table:table-cell table:style-name="Táboa1.A2" office:value-type="string">
            <text:p text:style-name="Table_20_Contents"/>
          </table:table-cell>
          <table:table-cell table:style-name="Táboa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2:53:42.467691682</meta:creation-date>
    <dc:date>2016-02-11T10:54:54.194930653</dc:date>
    <meta:editing-duration>PT40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3" meta:paragraph-count="145" meta:word-count="665" meta:character-count="3951" meta:non-whitespace-character-count="3361"/>
  </office:meta>
</office:document-meta>
</file>